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3.477cm"/>
    </style:style>
    <style:style style:name="co3" style:family="table-column">
      <style:table-column-properties fo:break-before="auto" style:column-width="3.418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93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6.0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_5f_GPGGA">
      <style:table-properties table:display="true" style:writing-mode="lr-tb"/>
    </style:style>
    <style:style style:name="ta2" style:family="table" style:master-page-name="PageStyle_5f__5f_GPRMC">
      <style:table-properties table:display="true" style:writing-mode="lr-tb"/>
    </style:style>
    <style:style style:name="ta3" style:family="table" style:master-page-name="PageStyle_5f__5f_GPGSA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_GPGG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xample/Value</text:p>
          </table:table-cell>
          <table:table-cell table:style-name="ce1" office:value-type="string">
            <text:p>Notes</text:p>
          </table:table-cell>
          <table:table-cell table:style-name="ce4" table:number-columns-repeated="25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string">
            <text:p>Sentence ID</text:p>
          </table:table-cell>
          <table:table-cell table:style-name="ce2" office:value-type="string">
            <text:p>$GPGGA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TC Time</text:p>
          </table:table-cell>
          <table:table-cell table:style-name="ce2" office:value-type="float" office:value="92204.999">
            <text:p>92205</text:p>
          </table:table-cell>
          <table:table-cell table:style-name="ce2" office:value-type="string">
            <text:p>hhmmss.sss</text:p>
          </table:table-cell>
          <table:table-cell table:number-columns-repeated="25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Latitude</text:p>
          </table:table-cell>
          <table:table-cell table:style-name="ce2" office:value-type="float" office:value="4250.5589">
            <text:p>4250,56</text:p>
          </table:table-cell>
          <table:table-cell table:style-name="ce2" office:value-type="string">
            <text:p>ddmm.mmmm</text:p>
          </table:table-cell>
          <table:table-cell table:number-columns-repeated="25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N/S Indicator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 = North, S = South</text:p>
          </table:table-cell>
          <table:table-cell table:number-columns-repeated="25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Longitude</text:p>
          </table:table-cell>
          <table:table-cell table:style-name="ce2" office:value-type="float" office:value="14718.5084">
            <text:p>14718,51</text:p>
          </table:table-cell>
          <table:table-cell table:style-name="ce2" office:value-type="string">
            <text:p>dddmm.mmmm</text:p>
          </table:table-cell>
          <table:table-cell table:number-columns-repeated="25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E/W Indicato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E = East, W = West</text:p>
          </table:table-cell>
          <table:table-cell table:number-columns-repeated="25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Position Fix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 = Invalid, 1 = Valid SPS, 2 = Valid DGPS, 3 = Valid PPS</text:p>
          </table:table-cell>
          <table:table-cell table:number-columns-repeated="25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Satellites Use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atellites being used (0-12)</text:p>
          </table:table-cell>
          <table:table-cell table:number-columns-repeated="25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HDOP</text:p>
          </table:table-cell>
          <table:table-cell table:style-name="ce2" office:value-type="float" office:value="24.4">
            <text:p>24,4</text:p>
          </table:table-cell>
          <table:table-cell table:style-name="ce2" office:value-type="string">
            <text:p>Horizontal dilution of precision</text:p>
          </table:table-cell>
          <table:table-cell table:number-columns-repeated="25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Altitude</text:p>
          </table:table-cell>
          <table:table-cell table:style-name="ce2" office:value-type="float" office:value="19.7">
            <text:p>19,7</text:p>
          </table:table-cell>
          <table:table-cell table:style-name="ce2" office:value-type="string">
            <text:p>Altitude in meters according to WGS-84 ellipsoid</text:p>
          </table:table-cell>
          <table:table-cell table:number-columns-repeated="25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Altitude Units</text:p>
          </table:table-cell>
          <table:table-cell table:style-name="ce2" office:value-type="string">
            <text:p>M</text:p>
          </table:table-cell>
          <table:table-cell table:style-name="ce2" office:value-type="string">
            <text:p>M = Meters</text:p>
          </table:table-cell>
          <table:table-cell table:number-columns-repeated="25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Geoid Seperation</text:p>
          </table:table-cell>
          <table:table-cell table:style-name="ce2"/>
          <table:table-cell table:style-name="ce2" office:value-type="string">
            <text:p>Geoid seperation in meters according to WGS-84 ellipsoid</text:p>
          </table:table-cell>
          <table:table-cell table:number-columns-repeated="25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Seperation Units</text:p>
          </table:table-cell>
          <table:table-cell table:style-name="ce2"/>
          <table:table-cell table:style-name="ce2" office:value-type="string">
            <text:p>M = Meters</text:p>
          </table:table-cell>
          <table:table-cell table:number-columns-repeated="25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DGPS Age</text:p>
          </table:table-cell>
          <table:table-cell table:style-name="ce2"/>
          <table:table-cell table:style-name="ce2" office:value-type="string">
            <text:p>Age of DGPS data in seconds</text:p>
          </table:table-cell>
          <table:table-cell table:number-columns-repeated="25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DGPS Station ID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Checksum</text:p>
          </table:table-cell>
          <table:table-cell table:style-name="ce2" office:value-type="string">
            <text:p>*1F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Terminator</text:p>
          </table:table-cell>
          <table:table-cell table:style-name="ce2" office:value-type="string">
            <text:p>CR/LF</text:p>
          </table:table-cell>
          <table:table-cell table:style-name="ce2"/>
          <table:table-cell table:number-columns-repeated="252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_GPRMC" table:style-name="ta2" table:print="false">
        <table:table-column table:style-name="co1" table:default-cell-style-name="ce7"/>
        <table:table-column table:style-name="co6" table:default-cell-style-name="ce7"/>
        <table:table-column table:style-name="co7" table:default-cell-style-name="ce8"/>
        <table:table-column table:style-name="co8" table:default-cell-style-name="ce7"/>
        <table:table-column table:style-name="co5" table:number-columns-repeated="252" table:default-cell-style-name="Default"/>
        <table:table-row table:style-name="ro1">
          <table:table-cell table:style-name="ce5" office:value-type="string">
            <text:p>Index</text:p>
          </table:table-cell>
          <table:table-cell table:style-name="ce5" office:value-type="string">
            <text:p>Name</text:p>
          </table:table-cell>
          <table:table-cell table:style-name="ce1" office:value-type="string">
            <text:p>Example/Value</text:p>
          </table:table-cell>
          <table:table-cell table:style-name="ce5" office:value-type="string">
            <text:p>Notes</text:p>
          </table:table-cell>
          <table:table-cell table:number-columns-repeated="25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2" office:value-type="string">
            <text:p>Sentence ID</text:p>
          </table:table-cell>
          <table:table-cell table:style-name="ce2" office:value-type="string">
            <text:p>$GPRMC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" office:value-type="string">
            <text:p>UTC Time</text:p>
          </table:table-cell>
          <table:table-cell table:style-name="ce2" office:value-type="float" office:value="92204.999">
            <text:p>92205</text:p>
          </table:table-cell>
          <table:table-cell table:style-name="ce2" office:value-type="string">
            <text:p>hhmmss.sss</text:p>
          </table:table-cell>
          <table:table-cell table:number-columns-repeated="252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A = Valid, V = Invalid</text:p>
          </table:table-cell>
          <table:table-cell table:number-columns-repeated="252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" office:value-type="string">
            <text:p>Latitude</text:p>
          </table:table-cell>
          <table:table-cell table:style-name="ce2" office:value-type="float" office:value="4250.5589">
            <text:p>4250,56</text:p>
          </table:table-cell>
          <table:table-cell table:style-name="ce2" office:value-type="string">
            <text:p>ddmm.mmmm</text:p>
          </table:table-cell>
          <table:table-cell table:number-columns-repeated="25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" office:value-type="string">
            <text:p>N/S Indicator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 = North, S = South</text:p>
          </table:table-cell>
          <table:table-cell table:number-columns-repeated="252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2" office:value-type="string">
            <text:p>Longitude</text:p>
          </table:table-cell>
          <table:table-cell table:style-name="ce2" office:value-type="float" office:value="14718.5084">
            <text:p>14718,51</text:p>
          </table:table-cell>
          <table:table-cell table:style-name="ce2" office:value-type="string">
            <text:p>dddmm.mmmm</text:p>
          </table:table-cell>
          <table:table-cell table:number-columns-repeated="252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2" office:value-type="string">
            <text:p>E/W Indicato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E = East, W = West</text:p>
          </table:table-cell>
          <table:table-cell table:number-columns-repeated="252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2" office:value-type="string">
            <text:p>Speed over groun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Knots</text:p>
          </table:table-cell>
          <table:table-cell table:number-columns-repeated="252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2" office:value-type="string">
            <text:p>Course over groun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egrees</text:p>
          </table:table-cell>
          <table:table-cell table:number-columns-repeated="252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2" office:value-type="string">
            <text:p>UTC Date</text:p>
          </table:table-cell>
          <table:table-cell table:style-name="ce2" office:value-type="float" office:value="211200">
            <text:p>211200</text:p>
          </table:table-cell>
          <table:table-cell table:style-name="ce2" office:value-type="string">
            <text:p>DDMMYY</text:p>
          </table:table-cell>
          <table:table-cell table:number-columns-repeated="252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2" office:value-type="string">
            <text:p>Magnetic variation</text:p>
          </table:table-cell>
          <table:table-cell table:style-name="ce2"/>
          <table:table-cell table:style-name="ce2" office:value-type="string">
            <text:p>Degrees</text:p>
          </table:table-cell>
          <table:table-cell table:number-columns-repeated="252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2" office:value-type="string">
            <text:p>Magnetic variation</text:p>
          </table:table-cell>
          <table:table-cell table:style-name="ce2"/>
          <table:table-cell table:style-name="ce2" office:value-type="string">
            <text:p>E = East, W = West</text:p>
          </table:table-cell>
          <table:table-cell table:number-columns-repeated="252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2" office:value-type="string">
            <text:p>Checksum</text:p>
          </table:table-cell>
          <table:table-cell table:style-name="ce2" office:value-type="string">
            <text:p>*25</text:p>
          </table:table-cell>
          <table:table-cell table:style-name="ce2"/>
          <table:table-cell table:number-columns-repeated="252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2" office:value-type="string">
            <text:p>Terminator</text:p>
          </table:table-cell>
          <table:table-cell table:style-name="ce2" office:value-type="string">
            <text:p>CR/LF</text:p>
          </table:table-cell>
          <table:table-cell table:style-name="ce6"/>
          <table:table-cell table:number-columns-repeated="252"/>
        </table:table-row>
        <table:table-row table:style-name="ro3" table:number-rows-repeated="6552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_GPGSA" table:style-name="ta3" table:print="false">
        <table:table-column table:style-name="co9" table:default-cell-style-name="ce6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rt Index</text:p>
          </table:table-cell>
          <table:table-cell table:style-name="ce1" office:value-type="string">
            <text:p>Field Name</text:p>
          </table:table-cell>
          <table:table-cell table:style-name="ce1" office:value-type="string">
            <text:p>Value/Example</text:p>
          </table:table-cell>
          <table:table-cell table:style-name="ce1" office:value-type="string">
            <text:p>Notes</text:p>
          </table:table-cell>
          <table:table-cell table:style-name="ce3" table:number-columns-repeated="25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ntence ID</text:p>
          </table:table-cell>
          <table:table-cell office:value-type="string">
            <text:p>$GPGSA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e 1</text:p>
          </table:table-cell>
          <table:table-cell office:value-type="string">
            <text:p>A</text:p>
          </table:table-cell>
          <table:table-cell office:value-type="string">
            <text:p>A = Auto 2D/3D, M = Forced 2D/3D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e 1</text:p>
          </table:table-cell>
          <table:table-cell office:value-type="float" office:value="3">
            <text:p>3</text:p>
          </table:table-cell>
          <table:table-cell office:value-type="string">
            <text:p>1 = No fix, 2 = 2D, 3 = 3D</text:p>
          </table:table-cell>
          <table:table-cell table:number-columns-repeated="25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tellite used 1</text:p>
          </table:table-cell>
          <table:table-cell office:value-type="float" office:value="1">
            <text:p>1</text:p>
          </table:table-cell>
          <table:table-cell office:value-type="string">
            <text:p>Satellite used on channel 1</text:p>
          </table:table-cell>
          <table:table-cell table:number-columns-repeated="25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tellite used 2</text:p>
          </table:table-cell>
          <table:table-cell office:value-type="float" office:value="20">
            <text:p>20</text:p>
          </table:table-cell>
          <table:table-cell office:value-type="string">
            <text:p>Satellite used on channel 2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tellite used 3</text:p>
          </table:table-cell>
          <table:table-cell office:value-type="float" office:value="19">
            <text:p>19</text:p>
          </table:table-cell>
          <table:table-cell office:value-type="string">
            <text:p>Satellite used on channel 3</text:p>
          </table:table-cell>
          <table:table-cell table:number-columns-repeated="25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tellite used 4</text:p>
          </table:table-cell>
          <table:table-cell office:value-type="float" office:value="13">
            <text:p>13</text:p>
          </table:table-cell>
          <table:table-cell office:value-type="string">
            <text:p>Satellite used on channel 4</text:p>
          </table:table-cell>
          <table:table-cell table:number-columns-repeated="25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tellite used 5</text:p>
          </table:table-cell>
          <table:table-cell/>
          <table:table-cell office:value-type="string">
            <text:p>Satellite used on channel 5</text:p>
          </table:table-cell>
          <table:table-cell table:number-columns-repeated="25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tellite used 6</text:p>
          </table:table-cell>
          <table:table-cell/>
          <table:table-cell office:value-type="string">
            <text:p>Satellite used on channel 6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tellite used 7</text:p>
          </table:table-cell>
          <table:table-cell/>
          <table:table-cell office:value-type="string">
            <text:p>Satellite used on channel 7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tellite used 8</text:p>
          </table:table-cell>
          <table:table-cell/>
          <table:table-cell office:value-type="string">
            <text:p>Satellite used on channel 8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tellite used 9</text:p>
          </table:table-cell>
          <table:table-cell/>
          <table:table-cell office:value-type="string">
            <text:p>Satellite used on channel 9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tellite used 10</text:p>
          </table:table-cell>
          <table:table-cell/>
          <table:table-cell office:value-type="string">
            <text:p>Satellite used on channel 10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tellite used 11</text:p>
          </table:table-cell>
          <table:table-cell/>
          <table:table-cell office:value-type="string">
            <text:p>Satellite used on channel 11</text:p>
          </table:table-cell>
          <table:table-cell table:number-columns-repeated="25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tellite used 12</text:p>
          </table:table-cell>
          <table:table-cell/>
          <table:table-cell office:value-type="string">
            <text:p>Satellite used on channel 12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DOP</text:p>
          </table:table-cell>
          <table:table-cell office:value-type="float" office:value="40.4">
            <text:p>40,4</text:p>
          </table:table-cell>
          <table:table-cell office:value-type="string">
            <text:p>Position dilution of precision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DOP</text:p>
          </table:table-cell>
          <table:table-cell office:value-type="float" office:value="24.4">
            <text:p>24,4</text:p>
          </table:table-cell>
          <table:table-cell office:value-type="string">
            <text:p>Horizontal dilution of precision</text:p>
          </table:table-cell>
          <table:table-cell table:number-columns-repeated="25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DOP</text:p>
          </table:table-cell>
          <table:table-cell office:value-type="float" office:value="32.2">
            <text:p>32,2</text:p>
          </table:table-cell>
          <table:table-cell office:value-type="string">
            <text:p>Vertical dilution of precision</text:p>
          </table:table-cell>
          <table:table-cell table:number-columns-repeated="25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hecksum</text:p>
          </table:table-cell>
          <table:table-cell office:value-type="string">
            <text:p>*0A</text:p>
          </table:table-cell>
          <table:table-cell table:number-columns-repeated="25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rminator</text:p>
          </table:table-cell>
          <table:table-cell office:value-type="string">
            <text:p>CR/LF</text:p>
          </table:table-cell>
          <table:table-cell table:number-columns-repeated="253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gl" style:country-asian="ES" style:font-name-complex="Tahoma" style:language-complex="gl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Yes</number:text>
    </number:number-style>
    <number:number-style style:name="N120P1" style:volatile="true">
      <number:text>Yes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True</number:text>
    </number:number-style>
    <number:number-style style:name="N121P1" style:volatile="true">
      <number:text>True</number:text>
    </number:number-style>
    <number:number-style style:name="N121">
      <number:text>False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On</number:text>
    </number:number-style>
    <number:number-style style:name="N122P1" style:volatile="true">
      <number:text>On</number:text>
    </number:number-style>
    <number:number-style style:name="N122">
      <number:text>Off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2">22/02/2007</text:date>, <text:time>19:23:22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_5f_GPGGA" style:display-name="PageStyle__GPGG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_5f_GPRMC" style:display-name="PageStyle__GPRMC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_5f_GPGSA" style:display-name="PageStyle__GPGS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cthota</meta:initial-creator>
    <meta:creation-date>2004-12-25T08:57:22</meta:creation-date>
    <dc:creator>cthota</dc:creator>
    <dc:date>2005-01-03T09:54:29</dc:date>
    <meta:print-date>2007-02-22T19:22:46</meta:print-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93"/>
  </office:meta>
</office:document-meta>
</file>